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, Courier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5.775cm"/>
    </style:style>
    <style:style style:name="Table1.B" style:family="table-column">
      <style:table-column-properties style:column-width="11.225cm"/>
    </style:style>
    <style:style style:name="Table1.A1" style:family="table-cell">
      <style:table-cell-properties style:vertical-align="middle" style:border-line-width-left="0.002cm 0.035cm 0.002cm" style:border-line-width-top="0.002cm 0.035cm 0.002cm" style:border-line-width-bottom="0.002cm 0.035cm 0.002cm" fo:padding="0.049cm" fo:border-left="0.05pt double #808080" fo:border-right="none" fo:border-top="0.05pt double #808080" fo:border-bottom="0.05pt double #808080"/>
    </style:style>
    <style:style style:name="Table1.B1" style:family="table-cell">
      <style:table-cell-properties style:vertical-align="middle" style:border-line-width="0.002cm 0.035cm 0.002cm" fo:padding="0.049cm" fo:border="0.05pt double #808080"/>
    </style:style>
    <style:style style:name="Table1.A2" style:family="table-cell">
      <style:table-cell-properties style:vertical-align="middle" style:border-line-width-left="0.002cm 0.035cm 0.002cm" style:border-line-width-bottom="0.002cm 0.035cm 0.002cm" fo:padding="0.049cm" fo:border-left="0.05pt double #808080" fo:border-right="none" fo:border-top="none" fo:border-bottom="0.05pt double #808080"/>
    </style:style>
    <style:style style:name="Table1.B2" style:family="table-cell">
      <style:table-cell-properties style:vertical-align="middle" style:border-line-width-left="0.002cm 0.035cm 0.002cm" style:border-line-width-right="0.002cm 0.035cm 0.002cm" style:border-line-width-bottom="0.002cm 0.035cm 0.002cm" fo:padding="0.049cm" fo:border-left="0.05pt double #808080" fo:border-right="0.05pt double #808080" fo:border-top="none" fo:border-bottom="0.05pt double #808080"/>
    </style:style>
    <style:style style:name="P1" style:family="paragraph" style:parent-style-name="Table_20_Contents">
      <style:paragraph-properties fo:margin-top="0cm" fo:margin-bottom="0.499cm"/>
    </style:style>
    <style:style style:name="P2" style:family="paragraph" style:parent-style-name="Preformatted_20_Text">
      <style:paragraph-properties fo:margin-top="0cm" fo:margin-bottom="0.499cm" fo:background-color="#f9f9f9" fo:padding="0.049cm" fo:border="0.06pt solid #dddddd">
        <style:background-image/>
      </style:paragraph-properties>
      <style:text-properties fo:color="#000000" style:font-name="monospace"/>
    </style:style>
    <style:style style:name="P3" style:family="paragraph" style:parent-style-name="Table_20_Contents">
      <style:paragraph-properties fo:margin-left="0cm" fo:margin-right="0cm" fo:margin-top="0cm" fo:margin-bottom="0.499cm" fo:text-indent="0cm" style:auto-text-indent="false"/>
    </style:style>
    <style:style style:name="P4" style:family="paragraph" style:parent-style-name="Table_20_Contents">
      <style:paragraph-properties fo:margin-left="0cm" fo:margin-right="0cm" fo:margin-top="0cm" fo:margin-bottom="0.499cm" fo:text-indent="0cm" style:auto-text-indent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.499cm" fo:text-indent="0cm" style:auto-text-indent="false"/>
    </style:style>
    <style:style style:name="P9" style:family="paragraph" style:parent-style-name="Standard" style:list-style-name="L1">
      <style:paragraph-properties fo:margin-left="0cm" fo:margin-right="0cm" fo:margin-top="0cm" fo:margin-bottom="0.499cm" fo:text-indent="0cm" style:auto-text-indent="false"/>
    </style:style>
    <style:style style:name="P10" style:family="paragraph" style:parent-style-name="Standard">
      <style:paragraph-properties fo:margin-left="0cm" fo:margin-right="0cm" fo:margin-top="0cm" fo:margin-bottom="0.499cm" fo:text-indent="0cm" style:auto-text-indent="fals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top="0cm" fo:margin-bottom="0.499cm"/>
    </style:style>
    <style:style style:name="P12" style:family="paragraph" style:parent-style-name="Preformatted_20_Text" style:list-style-name="L1">
      <style:paragraph-properties fo:margin-left="0cm" fo:margin-right="0cm" fo:margin-top="0cm" fo:margin-bottom="0.499cm" fo:text-indent="0cm" style:auto-text-indent="false" fo:background-color="#f9f9f9" fo:padding="0.049cm" fo:border="0.06pt solid #dddddd">
        <style:background-image/>
      </style:paragraph-properties>
      <style:text-properties fo:font-weight="bold" style:font-weight-asian="bold" style:font-weight-complex="bold"/>
    </style:style>
    <style:style style:name="P13" style:family="paragraph" style:parent-style-name="Table_20_Contents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Table_20_Contents">
      <style:text-properties fo:font-weight="normal" style:font-weight-asian="normal" style:font-weight-complex="normal"/>
    </style:style>
    <style:style style:name="P16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</style:style>
    <style:style style:name="P17" style:family="paragraph" style:parent-style-name="Table_20_Contents" style:list-style-name="L1">
      <style:paragraph-properties fo:margin-left="0cm" fo:margin-right="0cm" fo:margin-top="0cm" fo:margin-bottom="0cm" fo:text-indent="0cm" style:auto-text-indent="false" fo:padding="0cm" fo:border="none"/>
    </style:style>
    <style:style style:name="P18" style:family="paragraph" style:parent-style-name="Table_20_Contents" style:list-style-name="L1">
      <style:paragraph-properties fo:margin-left="0cm" fo:margin-right="0cm" fo:margin-top="0cm" fo:margin-bottom="0cm" fo:text-indent="0cm" style:auto-text-indent="false" fo:padding="0cm" fo:border="none"/>
      <style:text-properties fo:font-weight="normal" style:font-weight-asian="normal" style:font-weight-complex="normal"/>
    </style:style>
    <style:style style:name="P19" style:family="paragraph" style:parent-style-name="Table_20_Contents" style:list-style-name="L2">
      <style:paragraph-properties fo:margin-left="0cm" fo:margin-right="0cm" fo:margin-top="0cm" fo:margin-bottom="0cm" fo:text-indent="0cm" style:auto-text-indent="false" fo:padding="0cm" fo:border="none"/>
    </style:style>
    <style:style style:name="P20" style:family="paragraph" style:parent-style-name="Table_20_Contents">
      <style:paragraph-properties fo:margin-left="0cm" fo:margin-right="0cm" fo:margin-top="0cm" fo:margin-bottom="0.499cm" fo:text-indent="0cm" style:auto-text-indent="false"/>
    </style:style>
    <style:style style:name="P21" style:family="paragraph" style:parent-style-name="Table_20_Contents" style:list-style-name="L1">
      <style:paragraph-properties fo:margin-top="0cm" fo:margin-bottom="0cm" fo:padding="0cm" fo:border="none"/>
    </style:style>
    <style:style style:name="P22" style:family="paragraph" style:parent-style-name="Table_20_Contents">
      <style:paragraph-properties fo:margin-top="0cm" fo:margin-bottom="0.499cm"/>
    </style:style>
    <style:style style:name="P23" style:family="paragraph" style:parent-style-name="Table_20_Contents">
      <style:paragraph-properties fo:margin-top="0cm" fo:margin-bottom="0.499cm"/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Liberation Serif" fo:font-weight="bold" style:font-weight-asian="bold" style:font-weight-complex="bold"/>
    </style:style>
    <style:style style:name="T18" style:family="text">
      <style:text-properties style:font-name="Liberation Serif" fo:font-weight="normal" style:font-weight-asian="normal" style:font-weight-complex="normal"/>
    </style:style>
    <style:style style:name="T19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color="#000000" style:font-name="monospace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Show Slide 1</text:p>
            <text:p text:style-name="P3">Title Slide</text:p>
          </table:table-cell>
          <table:table-cell table:style-name="Table1.B1" office:value-type="string">
            <text:p text:style-name="Table_20_Contents">Hello Friends and Welcome to the tutorial on 'Graph Theory in Sage'.</text:p>
          </table:table-cell>
        </table:table-row>
        <table:table-row>
          <table:table-cell table:style-name="Table1.A2" office:value-type="string">
            <text:p text:style-name="P1">Show Slide 2</text:p>
            <text:p text:style-name="P3">Objectives</text:p>
          </table:table-cell>
          <table:table-cell table:style-name="Table1.B2" office:value-type="string">
            <text:list xml:id="list1291019838" text:style-name="L2">
              <text:list-item>
                <text:p text:style-name="P19">Bythe end of this tutorial, you will, </text:p>
              </text:list-item>
              <text:list-item>
                <text:p text:style-name="P19"/>
              </text:list-item>
              <text:list-item>
                <text:p text:style-name="P19">1. Learn about graph theory using Sage</text:p>
              </text:list-item>
              <text:list-item>
                <text:p text:style-name="P19">2. Learn about number theory using Sage</text:p>
              </text:list-item>
            </text:list>
          </table:table-cell>
        </table:table-row>
        <table:table-row>
          <table:table-cell table:style-name="Table1.A2" office:value-type="string">
            <text:p text:style-name="Table_20_Contents">G = <text:span text:style-name="T1">graph</text:span>({0:[1,2,3], 2:[4]})</text:p>
          </table:table-cell>
          <table:table-cell table:style-name="Table1.B2" office:value-type="string">
            <text:p text:style-name="P3">Let us straight away dive in to <text:span text:style-name="T2">graph Theory</text:span> in <text:span text:style-name="T2">Sage</text:span>.</text:p>
            <text:p text:style-name="P3">We have our <text:span text:style-name="T2">Sage</text:span> <text:span text:style-name="T2">notebook</text:span> running. In case, you don't have it running, start it using the command, <text:span text:style-name="T2">sage</text:span> <text:span text:style-name="T8">space hyphen hyphen</text:span> <text:span text:style-name="T2">notebook. </text:span></text:p>
            <text:p text:style-name="P3">We shall look at some ways to create <text:span text:style-name="T2">graphs</text:span> and some of the <text:span text:style-name="T2">graph</text:span> families available in <text:span text:style-name="T2">Sage</text:span>.</text:p>
            <text:p text:style-name="P3">The simplest way to define an arbitrary <text:span text:style-name="T2">graph</text:span> is to use a <text:span text:style-name="T2">dictionary</text:span> of <text:span text:style-name="T2">lists</text:span>. We create a simple <text:span text:style-name="T2">graph</text:span> by using the <text:span text:style-name="T2">graph()</text:span> function.</text:p>
            <text:p text:style-name="P3">Type, <text:span text:style-name="T2">G </text:span><text:span text:style-name="T5">is equal to </text:span><text:span text:style-name="T10">graph </text:span><text:span text:style-name="T5">within round brackets in curly brackets </text:span><text:span text:style-name="T10">0 </text:span><text:span text:style-name="T5">colon in square brackets </text:span><text:span text:style-name="T10">1 </text:span><text:span text:style-name="T5">coma </text:span><text:span text:style-name="T10">2 </text:span><text:span text:style-name="T5">coma </text:span><text:span text:style-name="T10">3</text:span><text:span text:style-name="T5"> coma </text:span><text:span text:style-name="T10">2 </text:span><text:span text:style-name="T5">colon in square brackets </text:span><text:span text:style-name="T10">4</text:span></text:p>
            <text:p text:style-name="P4">So, we have a <text:span text:style-name="T2">graph </text:span>object G</text:p>
          </table:table-cell>
        </table:table-row>
        <table:table-row>
          <table:table-cell table:style-name="Table1.A2" office:value-type="string">
            <text:p text:style-name="Table_20_Contents">G.show()</text:p>
          </table:table-cell>
          <table:table-cell table:style-name="Table1.B2" office:value-type="string">
            <text:p text:style-name="Table_20_Contents">To view the visualization of the <text:span text:style-name="T2">graph</text:span>, we can use the <text:span text:style-name="T2">show()</text:span> function as <text:span text:style-name="T2">G </text:span><text:span text:style-name="T5">dot </text:span><text:span text:style-name="T10">show(). </text:span></text:p>
            <text:p text:style-name="P6"><text:span text:style-name="T9">And we get an arbitrary </text:span><text:span text:style-name="T10">graph.</text:span></text:p>
          </table:table-cell>
        </table:table-row>
        <table:table-row>
          <table:table-cell table:style-name="Table1.A2" office:value-type="string">
            <text:p text:style-name="Table_20_Contents">G = D<text:span text:style-name="T4">iGraph</text:span>({0:[1,2,3], 2:[4]})</text:p>
          </table:table-cell>
          <table:table-cell table:style-name="Table1.B2" office:value-type="string">
            <text:p text:style-name="Table_20_Contents">Similarly, we can obtain a <text:span text:style-name="T2">directed</text:span> <text:span text:style-name="T2">graph</text:span> using the <text:span text:style-name="T2">DiGraph()</text:span> function.</text:p>
            <text:p text:style-name="Table_20_Contents">So we say, <text:span text:style-name="T10">G </text:span><text:span text:style-name="T5">is equal to </text:span><text:span text:style-name="T10">DiGraph </text:span><text:span text:style-name="T6">in round brackets followed by curly brackets </text:span><text:span text:style-name="T12">0: </text:span><text:span text:style-name="T6">in square brackets </text:span><text:span text:style-name="T12">1, 2, 3, 2: </text:span><text:span text:style-name="T6">in square brackets </text:span><text:span text:style-name="T12">4.</text:span></text:p>
            <text:p text:style-name="P7"><text:span text:style-name="T13">We have a </text:span><text:span text:style-name="T14">directed graph object. </text:span></text:p>
            <text:p text:style-name="P7"><text:span text:style-name="T13">To visulize we say </text:span><text:span text:style-name="T14">G </text:span><text:span text:style-name="T7">dot </text:span><text:span text:style-name="T14">show() </text:span><text:span text:style-name="T13">&amp; we get the </text:span><text:span text:style-name="T14">directed graph</text:span></text:p>
            <text:p text:style-name="P13">Please note the capitalization in the function names</text:p>
          </table:table-cell>
        </table:table-row>
        <table:table-row>
          <table:table-cell table:style-name="Table1.A2" office:value-type="string">
            <text:p text:style-name="P1">G = <text:span text:style-name="T4">graph</text:span>.CompleteG<text:span text:style-name="T4">raph</text:span>(5)</text:p>
            <text:p text:style-name="P2">G.show()</text:p>
          </table:table-cell>
          <table:table-cell table:style-name="Table1.B2" office:value-type="string">
            <text:p text:style-name="Table_20_Contents"><text:span text:style-name="T2">Sage</text:span> also provides a lot of <text:span text:style-name="T2">graph</text:span> families which can be viewed by typing <text:span text:style-name="T3">graph </text:span><text:span text:style-name="T5">dot </text:span><text:span text:style-name="T11">and hit </text:span><text:span text:style-name="T10">tab </text:span><text:span text:style-name="T11">key.</text:span></text:p>
            <text:p text:style-name="Table_20_Contents"><text:span text:style-name="T11">You will see a list of </text:span><text:span text:style-name="T10">graphs </text:span><text:span text:style-name="T11">you can do with </text:span><text:span text:style-name="T10">Sage. </text:span><text:span text:style-name="T11">L</text:span><text:span text:style-name="T4">et</text:span> us obtain a <text:span text:style-name="T2">complete</text:span> <text:span text:style-name="T1">graph</text:span> with 5 vertices and then show the <text:span text:style-name="T1">graph</text:span>.</text:p>
            <text:p text:style-name="Table_20_Contents">Type <text:span text:style-name="T2">G </text:span><text:span text:style-name="T5">is equal to </text:span><text:span text:style-name="T10">graph.CompleGraph(5)</text:span></text:p>
            <text:p text:style-name="Table_20_Contents">Then, <text:span text:style-name="T2">G </text:span><text:span text:style-name="T5">dot </text:span><text:span text:style-name="T10">show()</text:span></text:p>
            <text:p text:style-name="P7">And we get the complete graph</text:p>
          </table:table-cell>
        </table:table-row>
        <table:table-row>
          <table:table-cell table:style-name="Table1.A2" office:value-type="string">
            <text:p text:style-name="Table_20_Contents">prime_range(100, 201)</text:p>
          </table:table-cell>
          <table:table-cell table:style-name="Table1.B2" office:value-type="string">
            <text:p text:style-name="P6">So, that was about <text:span text:style-name="T2">graph theory </text:span>in <text:span text:style-name="T2">Sage. </text:span>Now let us have a look at <text:span text:style-name="T2">number theory</text:span> in <text:span text:style-name="T2">Sage.</text:span></text:p>
            <text:p text:style-name="Table_20_Contents"><text:span text:style-name="T1">Sage</text:span> provides various functions for <text:span text:style-name="T2">Number theory</text:span> and <text:span text:style-name="T2">Combinatorics</text:span>.</text:p>
            <text:p text:style-name="Table_20_Contents"><text:soft-page-break/>We will have a glimpse of a few of them.</text:p>
            <text:p text:style-name="Table_20_Contents"><text:span text:style-name="T2">prime_range() </text:span><text:span text:style-name="T4">function</text:span> gives primes in the range of the numbers specified between two numbers as argument.</text:p>
            <text:p text:style-name="P6">So, <text:span text:style-name="T2">prime_range(100, 201) </text:span><text:span text:style-name="T9">will give us prime numbers from 100 to 201, excluding the last number i.e 201 in this case.</text:span></text:p>
            <text:p text:style-name="P7">We can see that we get the prime numbers from 100 to 201</text:p>
          </table:table-cell>
        </table:table-row>
        <table:table-row>
          <table:table-cell table:style-name="Table1.A2" office:value-type="string">
            <text:p text:style-name="Table_20_Contents">is_prime(1999)</text:p>
          </table:table-cell>
          <table:table-cell table:style-name="Table1.B2" office:value-type="string">
            <text:p text:style-name="Table_20_Contents"><text:span text:style-name="Teletype"><text:span text:style-name="T16">You can check if the number is prime or not using </text:span></text:span><text:span text:style-name="Teletype"><text:span text:style-name="T17">is_prime()</text:span></text:span><text:span text:style-name="Teletype"><text:span text:style-name="T15"> function </text:span></text:span>checks if 1999 is a prime number or not.</text:p>
            <text:p text:style-name="Table_20_Contents">So we can simply say <text:span text:style-name="T2">is_prime </text:span><text:span text:style-name="T5">in round brackets </text:span><text:span text:style-name="T10">1999</text:span></text:p>
          </table:table-cell>
        </table:table-row>
        <table:table-row>
          <table:table-cell table:style-name="Table1.A2" office:value-type="string">
            <text:p text:style-name="Table_20_Contents">factor(2001)</text:p>
          </table:table-cell>
          <table:table-cell table:style-name="Table1.B2" office:value-type="string">
            <text:p text:style-name="Table_20_Contents"><text:span text:style-name="Teletype"><text:span text:style-name="T15">Next we can get factorized form or any number usin the </text:span></text:span><text:span text:style-name="Teletype"><text:span text:style-name="T17">factor() </text:span></text:span><text:span text:style-name="Teletype"><text:span text:style-name="T18">funrtion.</text:span></text:span></text:p>
            <text:p text:style-name="Table_20_Contents"><text:span text:style-name="Teletype"><text:span text:style-name="T18">So, if we do </text:span></text:span><text:span text:style-name="Teletype"><text:span text:style-name="T17">factor </text:span></text:span><text:span text:style-name="Teletype"><text:span text:style-name="T19">in round brackets </text:span></text:span><text:span text:style-name="Teletype"><text:span text:style-name="T20">2001 </text:span></text:span><text:span text:style-name="Teletype"><text:span text:style-name="T21">we will get the </text:span></text:span><text:span text:style-name="Teletype"><text:span text:style-name="T21">factorized form of </text:span></text:span><text:span text:style-name="T2">2001</text:span>.</text:p>
          </table:table-cell>
        </table:table-row>
        <table:table-row>
          <table:table-cell table:style-name="Table1.A2" office:value-type="string">
            <text:p text:style-name="P1">C = Permutations([1, 2, 3, 4])</text:p>
            <text:p text:style-name="P2">C.list()</text:p>
          </table:table-cell>
          <table:table-cell table:style-name="Table1.B2" office:value-type="string">
            <text:p text:style-name="Table_20_Contents">Let us further move to find permutations of a list.</text:p>
            <text:p text:style-name="Table_20_Contents">For this we can use the <text:span text:style-name="T2">Permutations() </text:span><text:span text:style-name="T4">function.</text:span></text:p>
            <text:p text:style-name="P6">Just to remind you again please be careful about the capitalization of the function names.</text:p>
            <text:p text:style-name="Table_20_Contents">So, to find out permutations of the list [1, 2, 3, 4] we can simply say <text:span text:style-name="T2">C </text:span><text:span text:style-name="T5">is equal to</text:span> <text:span text:style-name="Teletype"><text:span text:style-name="T17">Permutations </text:span></text:span><text:span text:style-name="Teletype"><text:span text:style-name="T19">in round brackets within square brackets </text:span></text:span><text:span text:style-name="Teletype"><text:span text:style-name="T20">1, 2, 3, 4.</text:span></text:span></text:p>
            <text:p text:style-name="Table_20_Contents"><text:span text:style-name="Teletype"><text:span text:style-name="T21">This will give us a permutation object for the said list.</text:span></text:span></text:p>
            <text:p text:style-name="Table_20_Contents"><text:span text:style-name="Teletype"><text:span text:style-name="T21">Now to see the list we say, </text:span></text:span><text:span text:style-name="Teletype"><text:span text:style-name="T20">C </text:span></text:span><text:span text:style-name="Teletype"><text:span text:style-name="T19">dot </text:span></text:span><text:span text:style-name="Teletype"><text:span text:style-name="T20">list()</text:span></text:span></text:p>
          </table:table-cell>
        </table:table-row>
        <table:table-row>
          <table:table-cell table:style-name="Table1.A2" office:value-type="string">
            <text:p text:style-name="P1">C = Combinations([1, 2, 3, 4])</text:p>
            <text:p text:style-name="P2">C.list()</text:p>
          </table:table-cell>
          <table:table-cell table:style-name="Table1.B2" office:value-type="string">
            <text:p text:style-name="Table_20_Contents">Similarly, we can also find combinations of the list using the <text:span text:style-name="T2">Combinations() </text:span><text:span text:style-name="T4">function.</text:span></text:p>
            <text:p text:style-name="Table_20_Contents"><text:span text:style-name="Teletype"><text:span text:style-name="T15">Type, </text:span></text:span><text:span text:style-name="Teletype"><text:span text:style-name="T17">C = Combinations([1, 2, 3, 4])</text:span></text:span></text:p>
            <text:p text:style-name="Table_20_Contents"><text:span text:style-name="Teletype"><text:span text:style-name="T18">And then, </text:span></text:span><text:span text:style-name="Teletype"><text:span text:style-name="T17">c.list()</text:span></text:span></text:p>
            <text:p text:style-name="Table_20_Contents"><text:span text:style-name="Teletype"><text:span text:style-name="T18"/></text:span></text:p>
          </table:table-cell>
        </table:table-row>
        <table:table-row>
          <table:table-cell table:style-name="Table1.A2" office:value-type="string">
            <text:p text:style-name="P1">Show Slide 3</text:p>
            <text:p text:style-name="P1">Summary</text:p>
          </table:table-cell>
          <table:table-cell table:style-name="Table1.B2" office:value-type="string">
            <text:p text:style-name="P5">This brings us to the end of this tutorial. In this tutorial you have learned to, </text:p>
            <text:p text:style-name="P5"/>
            <text:list xml:id="list976133178" text:style-name="L1">
              <text:list-item>
                <text:p text:style-name="P17">1. Create Both a simple <text:span text:style-name="T1">graph</text:span> and a directed <text:span text:style-name="T1">graph</text:span>, using the functions <text:span text:style-name="T2">graph() </text:span>and <text:span text:style-name="T2">DiGraph() </text:span>respectively.</text:p>
              </text:list-item>
              <text:list-item>
                <text:p text:style-name="P21">2. Create a <text:span text:style-name="T2">complete graph </text:span><text:span text:style-name="T4">using </text:span><text:span text:style-name="T2">CompleteGraph() </text:span><text:span text:style-name="T4">function.</text:span></text:p>
              </text:list-item>
              <text:list-item>
                <text:p text:style-name="P21"><text:span text:style-name="T4">3. Use</text:span> functions like <text:span text:style-name="T2">primes_range(), factor(), Permutations(),</text:span> <text:span text:style-name="T2">Combinations()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1">Show Slide 4</text:p>
            <text:p text:style-name="P1">Evaluation</text:p>
          </table:table-cell>
          <table:table-cell table:style-name="Table1.B2" office:value-type="string">
            <text:p text:style-name="P5">Here are some self assessment questions for you to solve. Try them out and switch back to the tutorial for solutions.</text:p>
            <text:list xml:id="list1770921088" text:continue-numbering="true" text:style-name="L1">
              <text:list-item>
                <text:p text:style-name="P18">1. Find <text:s/><text:span text:style-name="T2">Permutations</text:span> for the <text:span text:style-name="T2">list ['a', 'b', 'c', 'd']</text:span></text:p>
              </text:list-item>
              <text:list-item>
                <text:p text:style-name="P17">2. List all the <text:span text:style-name="T2">primes</text:span> between <text:span text:style-name="T2">2009</text:span> and <text:span text:style-name="T2">2900 </text:span><text:span text:style-name="T4">including </text:span><text:span text:style-name="T2">2900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1">Show Slide 5</text:p>
            <text:p text:style-name="P1">Solutions</text:p>
          </table:table-cell>
          <table:table-cell table:style-name="Table1.B2" office:value-type="string">
            <text:p text:style-name="P8">Permutations of the said list can be obtained by</text:p>
            <text:p text:style-name="P10">C = Permutations(['a', 'b', 'c', 'd'])</text:p>
            <text:list xml:id="list1128412794" text:continue-numbering="true" text:style-name="L1">
              <text:list-item>
                <text:p text:style-name="P9">The prime numbers from 2009 and 2900 can be obtained as,</text:p>
              </text:list-item>
              <text:list-item>
                <text:p text:style-name="P12"><text:span text:style-name="T22">prime_range(2009, 2901)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1">Show Slide 6</text:p>
            <text:p text:style-name="P1"><text:soft-page-break/>FOSSEE </text:p>
          </table:table-cell>
          <table:table-cell table:style-name="Table1.B2" office:value-type="string">
            <text:p text:style-name="P1"><text:span text:style-name="T2">FOSSEE</text:span> is <text:span text:style-name="T2">Free and Open-source Software for <text:s text:c="26"/>Science and Engineering Education</text:span>. The goal of this project is <text:soft-page-break/>to enable all to use <text:span text:style-name="T2">open source</text:span> <text:span text:style-name="T2">software tools</text:span>. For more details, please visit the given link. </text:p>
          </table:table-cell>
        </table:table-row>
        <table:table-row>
          <table:table-cell table:style-name="Table1.A2" office:value-type="string">
            <text:p text:style-name="P1">Show Slide 7</text:p>
            <text:p text:style-name="P1">About the Spoken Tutorial Project</text:p>
          </table:table-cell>
          <table:table-cell table:style-name="Table1.B2" office:value-type="string">
            <text:p text:style-name="P11">Watch the video available at the following link. It summarizes the <text:span text:style-name="T2">Spoken Tutorial</text:span> project. If you do not have good bandwidth, you can download and watch it.</text:p>
          </table:table-cell>
        </table:table-row>
        <table:table-row>
          <table:table-cell table:style-name="Table1.A2" office:value-type="string">
            <text:p text:style-name="P1">Show Slide 8</text:p>
            <text:p text:style-name="P1">Spoken Tutorial Workshop</text:p>
          </table:table-cell>
          <table:table-cell table:style-name="Table1.B2" office:value-type="string">
            <text:p text:style-name="P11">The <text:span text:style-name="T2">Spoken Tutorial</text:span> Project Team conducts <text:span text:style-name="T2">SELF workshops</text:span> using <text:span text:style-name="T2">spoken tutorials</text:span>, gives certificates to those who pass an online test. For more details, you may write to <text:span text:style-name="T2">contact@spoken-tutorial.org</text:span></text:p>
          </table:table-cell>
        </table:table-row>
        <table:table-row>
          <table:table-cell table:style-name="Table1.A2" office:value-type="string">
            <text:p text:style-name="P1">Show Slide 9</text:p>
            <text:p text:style-name="P1">Acknowledgements</text:p>
          </table:table-cell>
          <table:table-cell table:style-name="Table1.B2" office:value-type="string">
            <text:p text:style-name="P1"><text:span text:style-name="T2">Spoken Tutorial</text:span> Project is a part of the <text:span text:style-name="T2">"Talk to a Teacher"</text:span> project. It is supported by the <text:span text:style-name="T2">National Mission on Education through ICT, MHRD, Government of India</text:span>. More information on this mission is available at the given link. </text:p>
            <text:p text:style-name="P1"/>
          </table:table-cell>
        </table:table-row>
        <table:table-row>
          <table:table-cell table:style-name="Table1.A2" office:value-type="string">
            <text:p text:style-name="P1">Show Slide 10</text:p>
            <text:p text:style-name="P1">Thank You</text:p>
          </table:table-cell>
          <table:table-cell table:style-name="Table1.B2" office:value-type="string">
            <text:p text:style-name="P1">Hope you have enjoyed this tutorial and found it useful. Thank you!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, Courier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Teletype" style:family="text">
      <style:text-properties style:font-name="DejaVu Sans Mono" style:font-name-asian="WenQuanYi Micro Hei1" style:font-name-complex="Lohit Hindi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dik </meta:initial-creator>
    <meta:creation-date>2015-02-23T17:38:26</meta:creation-date>
    <dc:date>2015-03-10T11:50:41</dc:date>
    <dc:creator>hardik </dc:creator>
    <meta:editing-duration>PT3H50M55S</meta:editing-duration>
    <meta:editing-cycles>38</meta:editing-cycles>
    <meta:generator>LibreOffice/3.5$Linux_X86_64 LibreOffice_project/350m1$Build-2</meta:generator>
    <meta:document-statistic meta:table-count="1" meta:image-count="0" meta:object-count="0" meta:page-count="3" meta:paragraph-count="89" meta:word-count="902" meta:character-count="5014" meta:non-whitespace-character-count="4175"/>
  </office:meta>
</office:document-meta>
</file>